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PH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PH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PH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PH"/>
    </style:style>
    <style:style style:name="P13" style:parent-style-name="Normal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1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PH"/>
    </style:style>
    <style:style style:name="P19" style:parent-style-name="Normal" style:family="paragraph">
      <style:paragraph-properties fo:margin-top="0.0694in" fo:margin-bottom="0.0694in" fo:line-height="100%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2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22" style:parent-style-name="Normal" style:family="paragraph">
      <style:paragraph-properties fo:margin-top="0.0694in" fo:margin-bottom="0.0694in" fo:line-height="100%"/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2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2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PH"/>
    </style:style>
    <style:style style:name="P28" style:parent-style-name="Normal" style:family="paragraph">
      <style:paragraph-properties fo:margin-top="0.0694in" fo:margin-bottom="0.0694in" fo:line-height="100%"/>
    </style:style>
    <style:style style:name="T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3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3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3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33" style:parent-style-name="Normal" style:family="paragraph">
      <style:paragraph-properties fo:margin-top="0.0694in" fo:margin-bottom="0.0694in" fo:line-height="100%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3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PH"/>
    </style:style>
    <style:style style:name="P39" style:parent-style-name="Normal" style:family="paragraph">
      <style:paragraph-properties fo:margin-top="0.0694in" fo:margin-bottom="0.0694in" fo:line-height="100%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4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42" style:parent-style-name="Normal" style:family="paragraph">
      <style:paragraph-properties fo:margin-top="0.0694in" fo:margin-bottom="0.0694in" fo:line-height="100%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4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4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PH"/>
    </style:style>
    <style:style style:name="P48" style:parent-style-name="Normal" style:family="paragraph">
      <style:paragraph-properties fo:margin-top="0.0694in" fo:margin-bottom="0.0694in" fo:line-height="100%"/>
    </style:style>
    <style:style style:name="T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5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51" style:parent-style-name="Normal" style:family="paragraph">
      <style:paragraph-properties fo:margin-top="0.0694in" fo:margin-bottom="0.0694in" fo:line-height="100%"/>
    </style:style>
    <style:style style:name="T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5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5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6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PH"/>
    </style:style>
    <style:style style:name="P61" style:parent-style-name="Normal" style:family="paragraph">
      <style:paragraph-properties fo:margin-top="0.0694in" fo:margin-bottom="0.0694in" fo:line-height="100%"/>
    </style:style>
    <style:style style:name="T6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6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64" style:parent-style-name="Normal" style:family="paragraph">
      <style:paragraph-properties fo:margin-top="0.0694in" fo:margin-bottom="0.0694in" fo:line-height="100%"/>
    </style:style>
    <style:style style:name="T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6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6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PH"/>
    </style:style>
    <style:style style:name="P70" style:parent-style-name="Normal" style:family="paragraph">
      <style:paragraph-properties fo:margin-top="0.0694in" fo:margin-bottom="0.0694in" fo:line-height="100%"/>
    </style:style>
    <style:style style:name="T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PH"/>
    </style:style>
    <style:style style:name="T7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PH"/>
    </style:style>
    <style:style style:name="P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7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7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8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PH"/>
    </style:style>
    <style:style style:name="P8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8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P8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PH"/>
    </style:style>
    <style:style style:name="T85" style:parent-style-name="DefaultParagraphFont" style:family="text">
      <style:text-properties fo:font-size="22pt" style:font-size-asian="22pt" style:font-size-complex="22pt"/>
    </style:style>
    <style:style style:name="T86" style:parent-style-name="DefaultParagraphFont" style:family="text">
      <style:text-properties fo:font-size="22pt" style:font-size-asian="22pt" style:font-size-complex="22pt"/>
    </style:style>
    <style:style style:name="T87" style:parent-style-name="DefaultParagraphFont" style:family="text">
      <style:text-properties fo:font-size="22pt" style:font-size-asian="22pt" style:font-size-complex="22pt"/>
    </style:style>
    <style:style style:name="T88" style:parent-style-name="DefaultParagraphFont" style:family="text">
      <style:text-properties fo:font-size="22pt" style:font-size-asian="22pt" style:font-size-complex="22pt"/>
    </style:style>
    <style:style style:name="T89" style:parent-style-name="DefaultParagraphFont" style:family="text">
      <style:text-properties style:font-name="Segoe UI Emoji" style:font-name-complex="Segoe UI Emoji"/>
    </style:style>
    <style:style style:name="T90" style:parent-style-name="Strong" style:family="text">
      <style:text-properties fo:font-weight="bold" style:font-weight-asian="bold" style:font-weight-complex="bold"/>
    </style:style>
    <style:style style:name="P91" style:parent-style-name="Normal" style:family="paragraph">
      <style:paragraph-properties fo:margin-top="0.0694in" fo:margin-bottom="0.0694in"/>
    </style:style>
    <style:style style:name="P92" style:parent-style-name="Normal" style:family="paragraph">
      <style:paragraph-properties fo:margin-top="0.0694in" fo:margin-bottom="0.0694in"/>
    </style:style>
    <style:style style:name="P93" style:parent-style-name="Normal" style:family="paragraph">
      <style:paragraph-properties fo:margin-top="0.0694in" fo:margin-bottom="0.0694in"/>
    </style:style>
    <style:style style:name="P94" style:parent-style-name="Normal" style:family="paragraph">
      <style:paragraph-properties fo:margin-top="0.0694in" fo:margin-bottom="0.0694in"/>
    </style:style>
    <style:style style:name="T95" style:parent-style-name="HTMLCode" style:family="text">
      <style:text-properties style:font-name-asian="Calibri"/>
    </style:style>
    <style:style style:name="T96" style:parent-style-name="HTMLCode" style:family="text">
      <style:text-properties style:font-name-asian="Calibri"/>
    </style:style>
    <style:style style:name="T97" style:parent-style-name="HTMLCode" style:family="text">
      <style:text-properties style:font-name-asian="Calibri"/>
    </style:style>
    <style:style style:name="P98" style:parent-style-name="Normal" style:family="paragraph">
      <style:paragraph-properties fo:margin-bottom="0in"/>
    </style:style>
    <style:style style:name="T99" style:parent-style-name="DefaultParagraphFont" style:family="text">
      <style:text-properties style:font-name="Segoe UI Emoji" style:font-name-complex="Segoe UI Emoji"/>
    </style:style>
    <style:style style:name="T100" style:parent-style-name="Strong" style:family="text">
      <style:text-properties fo:font-weight="bold" style:font-weight-asian="bold" style:font-weight-complex="bold"/>
    </style:style>
    <style:style style:name="P101" style:parent-style-name="Normal" style:family="paragraph">
      <style:paragraph-properties fo:margin-top="0.0694in" fo:margin-bottom="0.0694in"/>
    </style:style>
    <style:style style:name="P102" style:parent-style-name="Normal" style:family="paragraph">
      <style:paragraph-properties fo:margin-top="0.0694in" fo:margin-bottom="0.0694in"/>
    </style:style>
    <style:style style:name="P103" style:parent-style-name="Normal" style:family="paragraph">
      <style:paragraph-properties fo:margin-top="0.0694in" fo:margin-bottom="0.0694in"/>
    </style:style>
    <style:style style:name="P104" style:parent-style-name="Normal" style:family="paragraph">
      <style:paragraph-properties fo:margin-top="0.0694in" fo:margin-bottom="0.0694in"/>
    </style:style>
    <style:style style:name="T105" style:parent-style-name="HTMLCode" style:family="text">
      <style:text-properties style:font-name-asian="Calibri"/>
    </style:style>
    <style:style style:name="T106" style:parent-style-name="HTMLCode" style:family="text">
      <style:text-properties style:font-name-asian="Calibri"/>
    </style:style>
    <style:style style:name="P107" style:parent-style-name="Normal" style:family="paragraph">
      <style:paragraph-properties fo:margin-bottom="0in"/>
    </style:style>
    <style:style style:name="T108" style:parent-style-name="DefaultParagraphFont" style:family="text">
      <style:text-properties style:font-name="Segoe UI Emoji" style:font-name-complex="Segoe UI Emoji"/>
    </style:style>
    <style:style style:name="T109" style:parent-style-name="Strong" style:family="text">
      <style:text-properties fo:font-weight="bold" style:font-weight-asian="bold" style:font-weight-complex="bold"/>
    </style:style>
    <style:style style:name="P110" style:parent-style-name="Normal" style:family="paragraph">
      <style:paragraph-properties fo:margin-top="0.0694in" fo:margin-bottom="0.0694in"/>
    </style:style>
    <style:style style:name="P111" style:parent-style-name="Normal" style:family="paragraph">
      <style:paragraph-properties fo:margin-top="0.0694in" fo:margin-bottom="0.0694in"/>
    </style:style>
    <style:style style:name="P112" style:parent-style-name="Normal" style:family="paragraph">
      <style:paragraph-properties fo:margin-top="0.0694in" fo:margin-bottom="0.0694in"/>
    </style:style>
    <style:style style:name="P113" style:parent-style-name="Normal" style:family="paragraph">
      <style:paragraph-properties fo:margin-top="0.0694in" fo:margin-bottom="0.0694in"/>
    </style:style>
    <style:style style:name="T114" style:parent-style-name="HTMLCode" style:family="text">
      <style:text-properties style:font-name-asian="Calibri"/>
    </style:style>
    <style:style style:name="T115" style:parent-style-name="HTMLCode" style:family="text">
      <style:text-properties style:font-name-asian="Calibri"/>
    </style:style>
    <style:style style:name="T116" style:parent-style-name="HTMLCode" style:family="text">
      <style:text-properties style:font-name-asian="Calibri"/>
    </style:style>
    <style:style style:name="P117" style:parent-style-name="Normal" style:family="paragraph">
      <style:paragraph-properties fo:margin-bottom="0in"/>
    </style:style>
    <style:style style:name="T118" style:parent-style-name="DefaultParagraphFont" style:family="text">
      <style:text-properties style:font-name="Segoe UI Emoji" style:font-name-complex="Segoe UI Emoji"/>
    </style:style>
    <style:style style:name="T119" style:parent-style-name="Strong" style:family="text">
      <style:text-properties fo:font-weight="bold" style:font-weight-asian="bold" style:font-weight-complex="bold"/>
    </style:style>
    <style:style style:name="P120" style:parent-style-name="Normal" style:family="paragraph">
      <style:paragraph-properties fo:margin-top="0.0694in" fo:margin-bottom="0.0694in"/>
    </style:style>
    <style:style style:name="P121" style:parent-style-name="Normal" style:family="paragraph">
      <style:paragraph-properties fo:margin-top="0.0694in" fo:margin-bottom="0.0694in"/>
    </style:style>
    <style:style style:name="P122" style:parent-style-name="Normal" style:family="paragraph">
      <style:paragraph-properties fo:margin-top="0.0694in" fo:margin-bottom="0.0694in"/>
    </style:style>
    <style:style style:name="P123" style:parent-style-name="Normal" style:family="paragraph">
      <style:paragraph-properties fo:margin-top="0.0694in" fo:margin-bottom="0.0694in"/>
    </style:style>
    <style:style style:name="T124" style:parent-style-name="HTMLCode" style:family="text">
      <style:text-properties style:font-name-asian="Calibri"/>
    </style:style>
    <style:style style:name="T125" style:parent-style-name="HTMLCode" style:family="text">
      <style:text-properties style:font-name-asian="Calibri"/>
    </style:style>
    <style:style style:name="P126" style:parent-style-name="Normal" style:family="paragraph">
      <style:paragraph-properties fo:margin-bottom="0in"/>
    </style:style>
    <style:style style:name="T127" style:parent-style-name="DefaultParagraphFont" style:family="text">
      <style:text-properties style:font-name="Segoe UI Emoji" style:font-name-complex="Segoe UI Emoji"/>
    </style:style>
    <style:style style:name="T128" style:parent-style-name="Strong" style:family="text">
      <style:text-properties fo:font-weight="bold" style:font-weight-asian="bold" style:font-weight-complex="bold"/>
    </style:style>
    <style:style style:name="P129" style:parent-style-name="Normal" style:family="paragraph">
      <style:paragraph-properties fo:margin-top="0.0694in" fo:margin-bottom="0.0694in"/>
    </style:style>
    <style:style style:name="P130" style:parent-style-name="Normal" style:family="paragraph">
      <style:paragraph-properties fo:margin-top="0.0694in" fo:margin-bottom="0.0694in"/>
    </style:style>
    <style:style style:name="P131" style:parent-style-name="Normal" style:family="paragraph">
      <style:paragraph-properties fo:margin-top="0.0694in" fo:margin-bottom="0.0694in"/>
    </style:style>
    <style:style style:name="P132" style:parent-style-name="Normal" style:family="paragraph">
      <style:paragraph-properties fo:margin-top="0.0694in" fo:margin-bottom="0.0694in"/>
    </style:style>
    <style:style style:name="T133" style:parent-style-name="HTMLCode" style:family="text">
      <style:text-properties style:font-name-asian="Calibri"/>
    </style:style>
    <style:style style:name="T134" style:parent-style-name="HTMLCode" style:family="text">
      <style:text-properties style:font-name-asian="Calibri"/>
    </style:style>
    <style:style style:name="P135" style:parent-style-name="Normal" style:family="paragraph">
      <style:paragraph-properties fo:margin-bottom="0in"/>
    </style:style>
    <style:style style:name="T136" style:parent-style-name="DefaultParagraphFont" style:family="text">
      <style:text-properties style:font-name="Segoe UI Emoji" style:font-name-complex="Segoe UI Emoji"/>
    </style:style>
    <style:style style:name="T137" style:parent-style-name="Strong" style:family="text">
      <style:text-properties fo:font-weight="bold" style:font-weight-asian="bold" style:font-weight-complex="bold"/>
    </style:style>
    <style:style style:name="P138" style:parent-style-name="Normal" style:family="paragraph">
      <style:paragraph-properties fo:margin-top="0.0694in" fo:margin-bottom="0.0694in"/>
    </style:style>
    <style:style style:name="P139" style:parent-style-name="Normal" style:family="paragraph">
      <style:paragraph-properties fo:margin-top="0.0694in" fo:margin-bottom="0.0694in"/>
    </style:style>
    <style:style style:name="P140" style:parent-style-name="Normal" style:family="paragraph">
      <style:paragraph-properties fo:margin-top="0.0694in" fo:margin-bottom="0.0694in"/>
    </style:style>
    <style:style style:name="P141" style:parent-style-name="Normal" style:family="paragraph">
      <style:paragraph-properties fo:margin-top="0.0694in" fo:margin-bottom="0.0694in"/>
    </style:style>
    <style:style style:name="T142" style:parent-style-name="HTMLCode" style:family="text">
      <style:text-properties style:font-name-asian="Calibri"/>
    </style:style>
    <style:style style:name="T143" style:parent-style-name="HTMLCode" style:family="text">
      <style:text-properties style:font-name-asian="Calibri"/>
    </style:style>
    <style:style style:name="T144" style:parent-style-name="HTMLCode" style:family="text">
      <style:text-properties style:font-name-asian="Calibri"/>
    </style:style>
    <style:style style:name="P145" style:parent-style-name="Normal" style:family="paragraph">
      <style:paragraph-properties fo:margin-bottom="0in"/>
    </style:style>
    <style:style style:name="T146" style:parent-style-name="DefaultParagraphFont" style:family="text">
      <style:text-properties style:font-name="Segoe UI Emoji" style:font-name-complex="Segoe UI Emoji"/>
    </style:style>
    <style:style style:name="T147" style:parent-style-name="Strong" style:family="text">
      <style:text-properties fo:font-weight="bold" style:font-weight-asian="bold" style:font-weight-complex="bold"/>
    </style:style>
    <style:style style:name="P148" style:parent-style-name="Normal" style:family="paragraph">
      <style:paragraph-properties fo:margin-top="0.0694in" fo:margin-bottom="0.0694in"/>
    </style:style>
    <style:style style:name="P149" style:parent-style-name="Normal" style:family="paragraph">
      <style:paragraph-properties fo:margin-top="0.0694in" fo:margin-bottom="0.0694in"/>
    </style:style>
    <style:style style:name="P150" style:parent-style-name="Normal" style:family="paragraph">
      <style:paragraph-properties fo:margin-top="0.0694in" fo:margin-bottom="0.0694in"/>
    </style:style>
    <style:style style:name="P151" style:parent-style-name="Normal" style:family="paragraph">
      <style:paragraph-properties fo:margin-top="0.0694in" fo:margin-bottom="0.0694in"/>
    </style:style>
    <style:style style:name="T152" style:parent-style-name="HTMLCode" style:family="text">
      <style:text-properties style:font-name-asian="Calibri"/>
    </style:style>
    <style:style style:name="P153" style:parent-style-name="Normal" style:family="paragraph">
      <style:text-properties fo:font-size="22pt" style:font-size-asian="22pt" style:font-size-complex="22pt"/>
    </style:style>
    <style:style style:name="P154" style:parent-style-name="Normal" style:family="paragraph">
      <style:text-properties fo:font-size="22pt" style:font-size-asian="22pt" style:font-size-complex="22pt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3">TERMINOLOGIES AND FUNDAMENTALS</text:h>
      <text:h text:style-name="P2" text:outline-level="3"/>
      <text:h text:style-name="P3" text:outline-level="3">1. Linux and Scripting</text:h>
      <text:list text:style-name="LFO1" text:continue-numbering="true">
        <text:list-item>
          <text:p text:style-name="P4"><text:span text:style-name="T5">Linux Fundamentals</text:span><text:span text:style-name="T6">: File system, permissions, networking, process management.</text:span></text:p>
        </text:list-item>
        <text:list-item>
          <text:p text:style-name="P7"><text:span text:style-name="T8">Shell Scripting</text:span><text:span text:style-name="T9">: Bash (essential), plus maybe some Python for automation.</text:span></text:p>
        </text:list-item>
      </text:list>
      <text:p text:style-name="P10"><text:span text:style-name="T11"><draw:custom-shape svg:x="0in" svg:y="0in" svg:width="0in" svg:height="0.0208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12" text:outline-level="3">2. Version Control</text:h>
      <text:list text:style-name="LFO2" text:continue-numbering="true">
        <text:list-item>
          <text:p text:style-name="P13"><text:span text:style-name="T14">Git</text:span><text:span text:style-name="T15">: Branching, merging, rebasing, pull requests, and collaboration via GitHub or GitLab.</text:span></text:p>
        </text:list-item>
      </text:list>
      <text:p text:style-name="P16"><text:span text:style-name="T17"><draw:custom-shape svg:x="0in" svg:y="0in" svg:width="0in" svg:height="0.02083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18" text:outline-level="3">3. Continuous Integration/Continuous Deployment (CI/CD)</text:h>
      <text:list text:style-name="LFO3" text:continue-numbering="true">
        <text:list-item>
          <text:p text:style-name="P19"><text:span text:style-name="T20">Concepts</text:span><text:span text:style-name="T21">: Pipelines, build automation, test automation, deployment strategies.</text:span></text:p>
        </text:list-item>
        <text:list-item>
          <text:p text:style-name="P22"><text:span text:style-name="T23">Tools</text:span><text:span text:style-name="T24">: Jenkins, GitHub Actions, GitLab CI, CircleCI.</text:span></text:p>
        </text:list-item>
      </text:list>
      <text:p text:style-name="P25"><text:span text:style-name="T26"><draw:custom-shape svg:x="0in" svg:y="0in" svg:width="0in" svg:height="0.02083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27" text:outline-level="3">4. Configuration Management &amp; Infrastructure as Code</text:h>
      <text:list text:style-name="LFO4" text:continue-numbering="true">
        <text:list-item>
          <text:p text:style-name="P28"><text:span text:style-name="T29">Tools</text:span><text:span text:style-name="T30">:</text:span></text:p>
          <text:list text:continue-numbering="true">
            <text:list-item>
              <text:p text:style-name="P31">Ansible (agentless configuration)</text:p>
            </text:list-item>
            <text:list-item>
              <text:p text:style-name="P32">Terraform (infrastructure provisioning)</text:p>
            </text:list-item>
          </text:list>
        </text:list-item>
        <text:list-item>
          <text:p text:style-name="P33"><text:span text:style-name="T34">Concepts</text:span><text:span text:style-name="T35">: Idempotency, declarative vs imperative approach.</text:span></text:p>
        </text:list-item>
      </text:list>
      <text:p text:style-name="P36"><text:span text:style-name="T37"><draw:custom-shape svg:x="0in" svg:y="0in" svg:width="0in" svg:height="0.02083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38" text:outline-level="3">5. Containers &amp; Orchestration</text:h>
      <text:list text:style-name="LFO5" text:continue-numbering="true">
        <text:list-item>
          <text:p text:style-name="P39"><text:span text:style-name="T40">Docker</text:span><text:span text:style-name="T41">: Build, run, network, and manage containers.</text:span></text:p>
        </text:list-item>
        <text:list-item>
          <text:p text:style-name="P42"><text:span text:style-name="T43">Kubernetes</text:span><text:span text:style-name="T44">: Pods, services, deployments, scaling, and Helm charts.</text:span></text:p>
        </text:list-item>
      </text:list>
      <text:p text:style-name="P45"><text:span text:style-name="T46"><draw:custom-shape svg:x="0in" svg:y="0in" svg:width="0in" svg:height="0.02083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P47" text:outline-level="3">6. Cloud Platforms</text:h>
      <text:list text:style-name="LFO6" text:continue-numbering="true">
        <text:list-item>
          <text:p text:style-name="P48"><text:span text:style-name="T49">Learn One Cloud Provider Well</text:span><text:span text:style-name="T50">:</text:span></text:p>
          <text:list text:continue-numbering="true">
            <text:list-item>
              <text:p text:style-name="P51"><text:span text:style-name="T52">AWS</text:span><text:span text:style-name="T53"><text:s/>(most popular in industry)</text:span></text:p>
            </text:list-item>
            <text:list-item>
              <text:p text:style-name="P54">Others: Azure, Google Cloud (GCP)</text:p>
            </text:list-item>
          </text:list>
        </text:list-item>
        <text:list-item>
          <text:p text:style-name="P55"><text:span text:style-name="T56">Core Services</text:span><text:span text:style-name="T57">: EC2, S3, IAM, VPC, RDS, CloudWatch, Lambda.</text:span></text:p>
        </text:list-item>
      </text:list>
      <text:p text:style-name="P58"><text:span text:style-name="T59"><draw:custom-shape svg:x="0in" svg:y="0in" svg:width="0in" svg:height="0.02083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span></text:p>
      <text:h text:style-name="P60" text:outline-level="3">7. Monitoring &amp; Logging</text:h>
      <text:list text:style-name="LFO7" text:continue-numbering="true">
        <text:list-item>
          <text:p text:style-name="P61"><text:span text:style-name="T62">Concepts</text:span><text:span text:style-name="T63">: Observability, metrics, logs, traces.</text:span></text:p>
        </text:list-item>
        <text:list-item>
          <text:p text:style-name="P64"><text:span text:style-name="T65">Tools</text:span><text:span text:style-name="T66">: Prometheus, Grafana, ELK stack, Datadog, New Relic.</text:span></text:p>
        </text:list-item>
      </text:list>
      <text:p text:style-name="P67"><text:span text:style-name="T68"><draw:custom-shape svg:x="0in" svg:y="0in" svg:width="0in" svg:height="0.02083in" draw:z-index="0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69" text:outline-level="3">8. Networking Basics</text:h>
      <text:list text:style-name="LFO8" text:continue-numbering="true">
        <text:list-item>
          <text:p text:style-name="P70"><text:span text:style-name="T71">Topics</text:span><text:span text:style-name="T72">: DNS, HTTP/HTTPS, TCP/IP, firewalls, VPNs, load balancers.</text:span></text:p>
        </text:list-item>
      </text:list>
      <text:p text:style-name="P73"><text:span text:style-name="T74"><draw:custom-shape svg:x="0in" svg:y="0in" svg:width="0in" svg:height="0.02083in" draw:z-index="0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span></text:p>
      <text:h text:style-name="P75" text:outline-level="3">9. Security Fundamentals</text:h>
      <text:list text:style-name="LFO9" text:continue-numbering="true">
        <text:list-item>
          <text:p text:style-name="P76">IAM (Identity and Access Management)</text:p>
        </text:list-item>
        <text:list-item>
          <text:p text:style-name="P77">Secrets management (e.g., HashiCorp Vault)</text:p>
        </text:list-item>
        <text:list-item>
          <text:p text:style-name="P78">Secure CI/CD practices</text:p>
        </text:list-item>
      </text:list>
      <text:p text:style-name="P79"><text:span text:style-name="T80"><draw:custom-shape svg:x="0in" svg:y="0in" svg:width="0in" svg:height="0.02083in" draw:z-index="0" draw:id="id8" draw:style-name="a8" draw:name="Horizontal Line 9" text:anchor-type="as-char"><svg:title/><svg:desc/><draw:enhanced-geometry draw:type="non-primitive" svg:viewBox="0 0 21600 21600" draw:enhanced-path="M 0 0 L 21600 0 21600 21600 0 21600 Z N"/></draw:custom-shape></text:span></text:p>
      <text:h text:style-name="P81" text:outline-level="3">10. Soft Skills &amp; Collaboration</text:h>
      <text:list text:style-name="LFO10" text:continue-numbering="true">
        <text:list-item>
          <text:p text:style-name="P82">Agile/Scrum basics</text:p>
        </text:list-item>
        <text:list-item>
          <text:p text:style-name="P83">Communication with developers, testers, and operations</text:p>
        </text:list-item>
        <text:list-item>
          <text:p text:style-name="P84">Documentation and knowledge sharing</text:p>
        </text:list-item>
      </text:list>
      <text:h text:style-name="Heading3" text:outline-level="3"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85">HOW TO PROPERLY PROMTS AS DEV OPS ENG..</text:span><text:span text:style-name="T86"><text:line-break/></text:span><text:span text:style-name="T87"><text:line-break/></text:span><text:span text:style-name="T88"><text:line-break/></text:span><text:span text:style-name="T89">✅</text:span><text:s/>1.<text:s/><text:span text:style-name="T90">Linux &amp; Scripting</text:span></text:h>
      <text:p text:style-name="P91"><text:span text:style-name="Strong">Bad prompt</text:span>:</text:p>
      <text:p text:style-name="P92">How do I fix a permission issue?</text:p>
      <text:p text:style-name="P93"><text:span text:style-name="Strong">Good prompt</text:span>:</text:p>
      <text:p text:style-name="P94">I'm trying to run a Bash script on Ubuntu 22.04 and it fails with<text:s/><text:span text:style-name="T95">Permission denied</text:span>. I’ve used<text:s/><text:span text:style-name="T96">chmod +x script.sh</text:span><text:s/>but still can’t execute it. The script is in<text:s/><text:span text:style-name="T97">/usr/local/bin</text:span>. What could be causing this?</text:p>
      <text:p text:style-name="P98"><draw:custom-shape svg:x="0in" svg:y="0in" svg:width="0in" svg:height="0.02083in" draw:z-index="0" draw:id="id9" draw:style-name="a9" draw:name="Horizontal Line 10" text:anchor-type="as-char"><svg:title/><svg:desc/><draw:enhanced-geometry draw:type="non-primitive" svg:viewBox="0 0 21600 21600" draw:enhanced-path="M 0 0 L 21600 0 21600 21600 0 21600 Z N"/></draw:custom-shape></text:p>
      <text:h text:style-name="Heading3" text:outline-level="3"><text:span text:style-name="T99">✅</text:span><text:s/>2.<text:s/><text:span text:style-name="T100">Git &amp; Version Control</text:span></text:h>
      <text:p text:style-name="P101"><text:span text:style-name="Strong">Bad prompt</text:span>:</text:p>
      <text:p text:style-name="P102">Git merge isn’t working.</text:p>
      <text:p text:style-name="P103"><text:span text:style-name="Strong">Good prompt</text:span>:</text:p>
      <text:p text:style-name="P104">I'm trying to merge a feature branch into<text:s/><text:span text:style-name="T105">main</text:span>, but I'm getting merge conflicts in<text:s/><text:span text:style-name="T106">config.yml</text:span>. What’s the best way to resolve these conflicts and keep the version from the feature branch?</text:p>
      <text:p text:style-name="P107"><draw:custom-shape svg:x="0in" svg:y="0in" svg:width="0in" svg:height="0.02083in" draw:z-index="0" draw:id="id10" draw:style-name="a10" draw:name="Horizontal Line 11" text:anchor-type="as-char"><svg:title/><svg:desc/><draw:enhanced-geometry draw:type="non-primitive" svg:viewBox="0 0 21600 21600" draw:enhanced-path="M 0 0 L 21600 0 21600 21600 0 21600 Z N"/></draw:custom-shape></text:p>
      <text:h text:style-name="Heading3" text:outline-level="3"><text:span text:style-name="T108">✅</text:span><text:s/>3.<text:s/><text:span text:style-name="T109">CI/CD (Jenkins, GitHub Actions, etc.)</text:span></text:h>
      <text:p text:style-name="P110"><text:span text:style-name="Strong">Bad prompt</text:span>:</text:p>
      <text:p text:style-name="P111">My pipeline is failing. Help?</text:p>
      <text:p text:style-name="P112"><text:span text:style-name="Strong">Good prompt</text:span>:</text:p>
      <text:soft-page-break/>
      <text:p text:style-name="P113">I'm using GitHub Actions to deploy a Node.js app. The workflow fails at the<text:s/><text:span text:style-name="T114">npm install</text:span><text:s/>step with<text:s/><text:span text:style-name="T115">EACCES</text:span><text:s/>error. I tried adding<text:s/><text:span text:style-name="T116">--unsafe-perm</text:span><text:s/>but it didn’t work. Any idea how to fix this in the GitHub runner?</text:p>
      <text:p text:style-name="P117"><draw:custom-shape svg:x="0in" svg:y="0in" svg:width="0in" svg:height="0.02083in" draw:z-index="0" draw:id="id11" draw:style-name="a11" draw:name="Horizontal Line 12" text:anchor-type="as-char"><svg:title/><svg:desc/><draw:enhanced-geometry draw:type="non-primitive" svg:viewBox="0 0 21600 21600" draw:enhanced-path="M 0 0 L 21600 0 21600 21600 0 21600 Z N"/></draw:custom-shape></text:p>
      <text:h text:style-name="Heading3" text:outline-level="3"><text:span text:style-name="T118">✅</text:span><text:s/>4.<text:s/><text:span text:style-name="T119">Terraform / Infrastructure as Code</text:span></text:h>
      <text:p text:style-name="P120"><text:span text:style-name="Strong">Bad prompt</text:span>:</text:p>
      <text:p text:style-name="P121">Terraform apply isn’t working.</text:p>
      <text:p text:style-name="P122"><text:span text:style-name="Strong">Good prompt</text:span>:</text:p>
      <text:p text:style-name="P123">I’m using Terraform to create an AWS EC2 instance. When I run<text:s/><text:span text:style-name="T124">terraform apply</text:span>, I get an error:<text:s/><text:span text:style-name="T125">InvalidAMIID.NotFound</text:span>. I double-checked the AMI ID for my region. Is there a better way to reference the latest AMI dynamically?</text:p>
      <text:p text:style-name="P126"><draw:custom-shape svg:x="0in" svg:y="0in" svg:width="0in" svg:height="0.02083in" draw:z-index="0" draw:id="id12" draw:style-name="a12" draw:name="Horizontal Line 13" text:anchor-type="as-char"><svg:title/><svg:desc/><draw:enhanced-geometry draw:type="non-primitive" svg:viewBox="0 0 21600 21600" draw:enhanced-path="M 0 0 L 21600 0 21600 21600 0 21600 Z N"/></draw:custom-shape></text:p>
      <text:h text:style-name="Heading3" text:outline-level="3"><text:span text:style-name="T127">✅</text:span><text:s/>5.<text:s/><text:span text:style-name="T128">Docker</text:span></text:h>
      <text:p text:style-name="P129"><text:span text:style-name="Strong">Bad prompt</text:span>:</text:p>
      <text:p text:style-name="P130">My container is not working.</text:p>
      <text:p text:style-name="P131"><text:span text:style-name="Strong">Good prompt</text:span>:</text:p>
      <text:p text:style-name="P132">I'm running a Docker container with a Python app using<text:s/><text:span text:style-name="T133">docker run -p 5000:5000 myapp</text:span>, but when I go to<text:s/><text:span text:style-name="T134">localhost:5000</text:span><text:s/>it doesn’t connect. The app runs on port 5000 inside the container. How can I debug this?</text:p>
      <text:p text:style-name="P135"><draw:custom-shape svg:x="0in" svg:y="0in" svg:width="0in" svg:height="0.02083in" draw:z-index="0" draw:id="id13" draw:style-name="a13" draw:name="Horizontal Line 14" text:anchor-type="as-char"><svg:title/><svg:desc/><draw:enhanced-geometry draw:type="non-primitive" svg:viewBox="0 0 21600 21600" draw:enhanced-path="M 0 0 L 21600 0 21600 21600 0 21600 Z N"/></draw:custom-shape></text:p>
      <text:h text:style-name="Heading3" text:outline-level="3"><text:span text:style-name="T136">✅</text:span><text:s/>6.<text:s/><text:span text:style-name="T137">Kubernetes</text:span></text:h>
      <text:p text:style-name="P138"><text:span text:style-name="Strong">Bad prompt</text:span>:</text:p>
      <text:p text:style-name="P139">My pod won't start.</text:p>
      <text:p text:style-name="P140"><text:span text:style-name="Strong">Good prompt</text:span>:</text:p>
      <text:soft-page-break/>
      <text:p text:style-name="P141">I deployed a pod using a YAML file, but it’s stuck in<text:s/><text:span text:style-name="T142">CrashLoopBackOff</text:span>. When I run<text:s/><text:span text:style-name="T143">kubectl logs &lt;pod&gt;</text:span>, I see<text:s/><text:span text:style-name="T144">Connection refused</text:span><text:s/>on port 80. The container uses NGINX. How do I troubleshoot this startup failure?</text:p>
      <text:p text:style-name="P145"><draw:custom-shape svg:x="0in" svg:y="0in" svg:width="0in" svg:height="0.02083in" draw:z-index="0" draw:id="id14" draw:style-name="a14" draw:name="Horizontal Line 15" text:anchor-type="as-char"><svg:title/><svg:desc/><draw:enhanced-geometry draw:type="non-primitive" svg:viewBox="0 0 21600 21600" draw:enhanced-path="M 0 0 L 21600 0 21600 21600 0 21600 Z N"/></draw:custom-shape></text:p>
      <text:h text:style-name="Heading3" text:outline-level="3"><text:span text:style-name="T146">✅</text:span><text:s/>7.<text:s/><text:span text:style-name="T147">Cloud (AWS Example)</text:span></text:h>
      <text:p text:style-name="P148"><text:span text:style-name="Strong">Bad prompt</text:span>:</text:p>
      <text:p text:style-name="P149">EC2 isn’t connecting.</text:p>
      <text:p text:style-name="P150"><text:span text:style-name="Strong">Good prompt</text:span>:</text:p>
      <text:p text:style-name="P151">I launched an EC2 instance with a security group allowing port 22 from my IP. When I try to SSH, I get<text:s/><text:span text:style-name="T152">Connection timed out</text:span>. I checked my IP and it matches. Could this be a VPC or routing table issue?</text:p>
      <text:p text:style-name="P153"/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PH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PH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PH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JA  MOISES</meta:initial-creator>
    <dc:creator>JAJA  MOISES</dc:creator>
    <meta:creation-date>2025-05-19T11:58:00Z</meta:creation-date>
    <dc:date>2025-05-19T11:58:00Z</dc:date>
    <meta:template xlink:href="Normal" xlink:type="simple"/>
    <meta:editing-cycles>2</meta:editing-cycles>
    <meta:editing-duration>PT0S</meta:editing-duration>
    <meta:document-statistic meta:page-count="5" meta:paragraph-count="7" meta:word-count="535" meta:character-count="3582" meta:row-count="25" meta:non-whitespace-character-count="3054"/>
  </office:meta>
</office:document-meta>
</file>